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en" fo:country="US" officeooo:rsid="001c03ab" officeooo:paragraph-rsid="001c03ab"/>
    </style:style>
    <style:style style:name="P2" style:family="paragraph" style:parent-style-name="Standard">
      <style:text-properties officeooo:paragraph-rsid="001c03ab"/>
    </style:style>
    <style:style style:name="P3" style:family="paragraph" style:parent-style-name="Standard">
      <style:text-properties fo:font-size="13pt" officeooo:paragraph-rsid="001c03ab" style:font-size-asian="13pt" style:font-size-complex="13pt"/>
    </style:style>
    <style:style style:name="P4" style:family="paragraph" style:parent-style-name="Standard" style:list-style-name="L2">
      <style:text-properties fo:font-size="13pt" officeooo:paragraph-rsid="001c03ab" style:font-size-asian="13pt" style:font-size-complex="13pt"/>
    </style:style>
    <style:style style:name="P5" style:family="paragraph" style:parent-style-name="Standard">
      <style:text-properties fo:font-size="13pt" style:font-size-asian="13pt" style:font-size-complex="13pt"/>
    </style:style>
    <style:style style:name="T1" style:family="text">
      <style:text-properties fo:language="en" fo:country="US" officeooo:rsid="001c03ab"/>
    </style:style>
    <style:style style:name="T2" style:family="text">
      <style:text-properties fo:font-size="16pt" fo:language="en" fo:country="US" officeooo:rsid="001c03ab" style:font-size-asian="16pt" style:font-size-complex="16pt"/>
    </style:style>
    <style:style style:name="T3" style:family="text">
      <style:text-properties fo:font-size="14pt" fo:language="en" fo:country="US" officeooo:rsid="001c03ab" style:font-size-asian="14pt" style:font-size-complex="14pt"/>
    </style:style>
    <style:style style:name="T4" style:family="text">
      <style:text-properties fo:font-size="13pt" fo:language="en" fo:country="US" officeooo:rsid="001c03ab" style:font-size-asian="13pt" style:font-size-complex="13pt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Ενότητα1">
        <text:p text:style-name="P3"><text:span text:style-name="T1">Contact</text:span></text:p>
        <text:p text:style-name="P2"><text:span text:style-name="T1"/></text:p>
        <text:p text:style-name="P2"><text:span text:style-name="T4">• </text:span><text:a xlink:type="simple" xlink:href="mailto:pkpaulosk@gmail.com" text:style-name="Internet_20_link" text:visited-style-name="Visited_20_Internet_20_Link"><text:span text:style-name="T4">pkpaulosk@gmail.com</text:span></text:a></text:p>
        <text:list text:style-name="L2">
          <text:list-header>
            <text:p text:style-name="P4"><text:span text:style-name="T1"/></text:p>
          </text:list-header>
        </text:list>
        <text:p text:style-name="P3">Work Experience</text:p>
        <text:p text:style-name="P3"/>
        <text:p text:style-name="P3">• Wordpress Website Developer and</text:p>
        <text:p text:style-name="P5">Manager</text:p>
        <text:p text:style-name="P5"/>
        <text:p text:style-name="P3">Education</text:p>
        <text:p text:style-name="P3"/>
        <text:p text:style-name="P5">• Student at the "Physical Therapy"</text:p>
        <text:p text:style-name="P5">department of the University of Western</text:p>
        <text:p text:style-name="P3">Attica</text:p>
        <text:p text:style-name="P3"/>
        <text:p text:style-name="P3">• Student at the "Information Technology</text:p>
        <text:p text:style-name="P3">Applications Technician" department of</text:p>
        <text:p text:style-name="P5">the Public Thematic Institute of</text:p>
        <text:p text:style-name="P3">Vocational Training Aigaleo</text:p>
        <text:p text:style-name="P3"/>
        <text:p text:style-name="P5">• Private daily High School</text:p>
        <text:p text:style-name="P5">"APOSTOLOS PAVLOS"</text:p>
        <text:p text:style-name="P5"/>
        <text:p text:style-name="P3">Seminars</text:p>
        <text:p text:style-name="P3"/>
        <text:p text:style-name="P5">• TedxUniwa Hackathon (2021)</text:p>
        <text:p text:style-name="P5"/>
        <text:p text:style-name="P5">• Myofascial Pain Syndrome – Dry</text:p>
        <text:p text:style-name="P5">Needling – Assessment and Treatment</text:p>
        <text:p text:style-name="P5">Organized by the Hellenic Physiotherapy</text:p>
        <text:p text:style-name="P5">Society of Algology</text:p>
        <text:p text:style-name="P5"/>
        <text:p text:style-name="P3">• Physical Therapy and Quality of Life:</text:p>
        <text:p text:style-name="P5">Development – Maintenance – Recovery</text:p>
        <text:p text:style-name="P5">(2020)</text:p>
        <text:p text:style-name="P5"/>
        <text:p text:style-name="P5">• ERC Qualification Basic Life Support</text:p>
        <text:p text:style-name="P5">(BLS) Provider (2023)</text:p>
        <text:p text:style-name="P5"/>
        <text:p text:style-name="P5">Computer Skills</text:p>
        <text:p text:style-name="P5"/>
        <text:p text:style-name="P3">• VELLUM diploma</text:p>
        <text:p text:style-name="P5">in IT skills</text:p>
        <text:p text:style-name="P5"/>
        <text:p text:style-name="P5">• Programming Languages: C, C++, C#,</text:p>
        <text:p text:style-name="P5">CSS, GDScript, Go, HTML, Java,</text:p>
        <text:p text:style-name="P5">JavaScript, Kotlin, MySQL, PHP,</text:p>
        <text:p text:style-name="P5">Python, R, Ruby, Swift 4</text:p>
        <text:p text:style-name="P5"/>
        <text:p text:style-name="P5">• Web Development: Node.js, Tkinter,</text:p>
        <text:p text:style-name="P5">Beautiful Soup 4, <text:span text:style-name="T1">Bootstrap</text:span></text:p>
        <text:p text:style-name="P5"/>
        <text:p text:style-name="P5">• Design Tools: Blender, FreeCAD, GIMP,</text:p>
        <text:p text:style-name="P5">Inkscape, Godot, Wordpress</text:p>
        <text:p text:style-name="P5"/>
        <text:p text:style-name="P5">• Hardware Knowledge: Arduino and</text:p>
        <text:p text:style-name="P5">Raspberry Pi</text:p>
        <text:p text:style-name="P5"/>
        <text:p text:style-name="P5">Languages</text:p>
        <text:p text:style-name="P5"/>
        <text:p text:style-name="P3">• English: ECPE (C2 level)</text:p>
        <text:p text:style-name="P3"/>
        <text:p text:style-name="P5">• French: DELF A2 (A2 level)</text:p>
        <text:p text:style-name="P5"/>
        <text:p text:style-name="P5">• Esperanto</text:p>
        <text:p text:style-name="P5"/>
        <text:p text:style-name="P5">Personality Traits</text:p>
        <text:p text:style-name="P5"/>
        <text:p text:style-name="P5">• Inventive</text:p>
        <text:p text:style-name="P5"/>
        <text:p text:style-name="P5">• Perfectionist</text:p>
        <text:p text:style-name="P5"/>
        <text:p text:style-name="P5">• Loves learning</text:p>
        <text:p text:style-name="P5"/>
        <text:p text:style-name="P5">Interests</text:p>
        <text:p text:style-name="P5"/>
        <text:p text:style-name="P5">• Game Development</text:p>
        <text:p text:style-name="P5"/>
        <text:p text:style-name="P5">• Embedded and Hardware Engineering</text:p>
        <text:p text:style-name="P5"/>
        <text:p text:style-name="P5">• Biomedical Engineering</text:p>
        <text:p text:style-name="P5"/>
        <text:p text:style-name="P5">• Electronics</text:p>
        <text:p text:style-name="P5"/>
        <text:p text:style-name="P5">• App Development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  <style:text-properties fo:language="en" fo:country="US" officeooo:rsid="001c03ab" officeooo:paragraph-rsid="001c03a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hris Paul Angelis 6946592187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30T21:53:41.579000000</meta:creation-date>
    <dc:date>2023-12-30T22:01:07.351000000</dc:date>
    <meta:editing-duration>PT7M26S</meta:editing-duration>
    <meta:editing-cycles>1</meta:editing-cycles>
    <meta:document-statistic meta:table-count="0" meta:image-count="0" meta:object-count="0" meta:page-count="1" meta:paragraph-count="55" meta:word-count="190" meta:character-count="1272" meta:non-whitespace-character-count="1133"/>
    <meta:generator>LibreOffice/7.6.4.1$Windows_X86_64 LibreOffice_project/e19e193f88cd6c0525a17fb7a176ed8e6a3e2aa1</meta:generator>
  </office:meta>
</office:document-meta>
</file>